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lineStackingLayoutManager.getExtraIPD( boolean bNotFirst , boolean bNot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ckingIter.getLM( Object next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StackingLayoutManager.getChangedKnuthElements( List oldList , int alignm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InlineStackingLayoutManager.applyChanges( List oldList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InlineStackingLayoutManager.setCurrentArea( Area 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StackingLayoutManager.hyphenate( Position pos , HyphContext h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lineStackingLayoutManager.getCurrent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StackingLayoutManager.setLMiter( ListIterator 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ckingIter.getPos( Object next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StackingLayoutManager.getPrevIPD( LayoutManager 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StackingLayoutManager.getSpace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StackingLayoutManager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StackingLayoutManager.clearPrevIP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StackingLayoutManager.setTraits( boolean bNotFirst , boolean bNot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ckingIter.StackingIter( Iterator parent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StackingLayoutManager.addSpace( Area parentArea , MinOptMax spaceRange , double dSpaceAdju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lineStackingLayoutManager.getSpace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StackingLayoutManager.getWordChars( StringBuffer sbChars , Position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lineStackingLayoutManager.InlineStackingLayoutManager( FObj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lineStackingLayoutManager.setChildContext( LayoutContext l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StackingLayoutManager.hasTrailingFence( boolean bNot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StackingLayoutManager.hasLeadingFence( boolean bNotFir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StackingLayoutManager.addALetterSpaceTo( List old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nlineStackingLayoutManager.removeWordSpace( List old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